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PUtils.convertToBuildException( SAX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XPUtils.newParser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XPUtils.getNamespaceXMLR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XPUtils.getPar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XPUtils.getDocumentBui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XPUtils.getParser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XPUtils.getSystemId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Utils.getXMLR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XPUtils.getNSParser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XPUtils.newSAXParser( SAXParserFactory 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XPUtils.getDocumentBuilderFa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